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Ray dalio is founder CIO mentor and board member of Bridgewater . Ray is the Premier macro investor of our time . Ray has written a terrific book about dealing with the changing World Order where he goes back through 500 years but also at one point you go back with China to like 500 as I recall . The same things happen over and over again but sometimes not in our lifetimes and Ray found that many times in my life things that surprised me were because of they never happened in my lifetime before but they happened many times .</text:p>
      <text:p text:style-name="Standard"/>
      <text:p text:style-name="Standard"/>
      <text:p text:style-name="Standard"/>
      <text:p text:style-name="Standard"><text:s/>Science and technology in human resources are the fundamental and strategic pillars for building a modern socialist country in all respects . Science education and Innovation will remain at the heart of China's modernization drive . Innovation will continue to give high priority to the development of education built China's self-reliance and strengthening science technology and rely on talents to Pioneer to propel development . We will speed up work to build a strong educational system greater scientific and technological strengths and a quality Workforce . China will continue efforts to culture talents for the party in the country and comprehensively improve our ability to nurture Talent at home all of this will see us producing first-class innovators interacting the brightest Minds .</text:p>
      <text:p text:style-name="Standard"/>
      <text:p text:style-name="Standard"/>
      <text:p text:style-name="Standard"/>
      <text:p text:style-name="Standard"><text:s/>Elena sudakova suggests the framework for this conversation . She says the topic of our conversation has been aptly titled with what appears at First Sight To Be A Shakespearean quotation . The phrase goes like this uh the fault is not in the stars but in ourselves that we are underlings so it's very apt and I would think a rather rather rather cruelly apt phrase kessels is describing the dictatorship of well man he does bestride the world like a Colossus and we pet a man walk under his huge huge legs and Peep about seeking ourselves this vulnerable Graves . Elena says she has never yet spoken on a scene like this it's kind of intimidating it does make one want to address the audience with a sermon .</text:p>
      <text:p text:style-name="Standard"/>
      <text:p text:style-name="Standard"/>
      <text:p text:style-name="Standard"/>
      <text:p text:style-name="Standard"><text:s/>Russia Ukraine War lasted for eight months and affected many countries economically some countries started to intervene . The Israeli Prime Minister announced that they would take steps to establish a negotiating table between the two countries after this statement there was a harsh reaction from Putin and he said they would not sit at the table . It has not yet been announced what decisions Bennett and zelenski made at the meeting however it seems that Bennett is very angry with Putin and will provide every support for Ukraine to win the war . Israel had not yet provided Military Support to Ukraine now it has started to take sides with Ukraine . Anyone who opposes our constructive stance will suffer the consequences said the Israeli PM .</text:p>
      <text:p text:style-name="Standard"/>
      <text:p text:style-name="Standard"/>
      <text:p text:style-name="Standard"/>
      <text:p text:style-name="Standard"><text:s/>Larry Kohn: CPI numbers came in hot and expected, but not so much hotter than I expected . He says inflation has been running strong for a long time and not decelerating . Kohn says he's struck by the hypocrisy of some friends of mine like Paul Krugman, who are quick to focus on housing and the fact that the private indices lead the public indices, but were entirely unwilling to credit that argument or to pay attention to the private index . He thinks this is probably going to be a textbook case of crisis creation, followed by crisis mismanagement, Kohn writes . Kohan: I think we're going to see more tremors, more aftershocks, more problems .</text:p>
      <text:p text:style-name="Standard"/>
      <text:p text:style-name="Standard"/>
      <text:p text:style-name="Standard"><text:soft-page-break/></text:p>
      <text:p text:style-name="Standard"><text:s/>David Westin: Global Wall Street spent the week trying to get its footing after things only got worse in Ukraine . President Biden told CNN that a recession may come specifically to the United States. The IMF warned that a global recession just may be looming. The markets had just as hard a time as the rest of us finding its footing. But the surprises weren't all bad this week, at least not for former Fed chair Ben Bernanke, who was awakened to learn that he shares with two others the Nobel Prize for economics this year. And the markets had a week of financial turmoil with a very public battle between the Bank of England and Prime Minister Truss's governmen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7T03:48:15.878000000</dc:date>
    <meta:editing-duration>PT12M21S</meta:editing-duration>
    <meta:editing-cycles>5</meta:editing-cycles>
    <meta:generator>LibreOffice/7.3.5.2$Windows_X86_64 LibreOffice_project/184fe81b8c8c30d8b5082578aee2fed2ea847c01</meta:generator>
    <meta:document-statistic meta:table-count="0" meta:image-count="0" meta:object-count="0" meta:page-count="2" meta:paragraph-count="6" meta:word-count="726" meta:character-count="4107" meta:non-whitespace-character-count="3381"/>
  </office:meta>
</office:document-meta>
</file>